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45mm"/>
    </style:style>
    <style:style style:name="co2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table table:name="marketing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agasin</text:p>
          </table:table-cell>
          <table:table-cell table:style-name="ce1" office:value-type="string" calcext:value-type="string">
            <text:p>Département</text:p>
          </table:table-cell>
          <table:table-cell table:style-name="ce1" office:value-type="string" calcext:value-type="string">
            <text:p>Rayonn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yon Bestseller</text:p>
          </table:table-cell>
          <table:table-cell table:style-name="ce1" office:value-type="string" calcext:value-type="string">
            <text:p>Rayon Recen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0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9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3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9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9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3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8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9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4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9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1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5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8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0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4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4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5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6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8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4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3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4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3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6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1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2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5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9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2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5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51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7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2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4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0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6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2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7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4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7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5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7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6</text:p>
          </table:table-cell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0</text:p>
          </table:table-cell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6</text:p>
          </table:table-cell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5</text:p>
          </table:table-cell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8</text:p>
          </table:table-cell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5</text:p>
          </table:table-cell>
          <table:table-cell table:style-name="ce4"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0</text:p>
          </table:table-cell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0</text:p>
          </table:table-cell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9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5</text:p>
          </table:table-cell>
          <table:table-cell table:style-name="ce4" office:value-type="float" office:value="44" calcext:value-type="float">
            <text:p>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6</text:p>
          </table:table-cell>
          <table:table-cell table:style-name="ce4"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8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0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8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8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7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6</text:p>
          </table:table-cell>
          <table:table-cell table:style-name="ce4"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50</text:p>
          </table:table-cell>
          <table:table-cell table:style-name="ce4"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9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</text:p>
          </table:table-cell>
          <table:table-cell table:style-name="ce4"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4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1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3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8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1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2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8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0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1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5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7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1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2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4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6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9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5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2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3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8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0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1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6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7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4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9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5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9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5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6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7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3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6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6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4</text:p>
          </table:table-cell>
          <table:table-cell table:style-name="ce4"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7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8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5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7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4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50</text:p>
          </table:table-cell>
          <table:table-cell table:style-name="ce4"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3</text:p>
          </table:table-cell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6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7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3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7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3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73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81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</text:p>
          </table:table-cell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2</text:p>
          </table:table-cell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09</text:p>
          </table:table-cell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7</text:p>
          </table:table-cell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7</text:p>
          </table:table-cell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9</text:p>
          </table:table-cell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1</text:p>
          </table:table-cell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0</text:p>
          </table:table-cell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1</text:p>
          </table:table-cell>
          <table:table-cell table:style-name="ce4" office:value-type="float" office:value="78" calcext:value-type="float">
            <text:p>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8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41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8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0</text:p>
          </table:table-cell>
          <table:table-cell table:style-name="ce4" office:value-type="float" office:value="84" calcext:value-type="float">
            <text:p>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9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10</text:p>
          </table:table-cell>
          <table:table-cell table:style-name="ce4"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52</text:p>
          </table:table-cell>
          <table:table-cell table:style-name="ce4"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28</text:p>
          </table:table-cell>
          <table:table-cell table:style-name="ce4"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6</text:p>
          </table:table-cell>
          <table:table-cell table:style-name="ce4" office:value-type="float" office:value="88" calcext:value-type="float">
            <text:p>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4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63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1</text:p>
          </table:table-cell>
          <table:table-cell table:style-name="ce4"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42</text:p>
          </table:table-cell>
          <table:table-cell table:style-name="ce4"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9</text:p>
          </table:table-cell>
          <table:table-cell table:style-name="ce4"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2</text:p>
          </table:table-cell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32</text:p>
          </table:table-cell>
          <table:table-cell table:style-name="ce4" office:value-type="float" office:value="94" calcext:value-type="float">
            <text:p>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3</text:p>
          </table:table-cell>
          <table:table-cell table:style-name="ce4" office:value-type="float" office:value="94" calcext:value-type="float">
            <text:p>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125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5" table:number-rows-spanned="1">
            <text:p>Rayonnage : Le responsable des ventes de chaque département décide de l'organisation des rayonnages des magasins de son département. Il existe 3 types de rayonnage : par Auteur (A), par Année (Y), par Éditeur (E)</text:p>
          </table:table-cell>
          <table:covered-table-cell table:style-name="Default"/>
          <table:covered-table-cell table:number-columns-repeated="3"/>
          <table:table-cell table:number-columns-repeated="1019"/>
        </table:table-row>
        <table:table-row table:style-name="ro1" table:number-rows-repeated="3">
          <table:table-cell/>
          <table:table-cell table:style-name="ce5"/>
          <table:table-cell table:style-name="Default" table:number-columns-repeated="4"/>
          <table:table-cell table:number-columns-repeated="1018"/>
        </table:table-row>
        <table:table-row table:style-name="ro1" table:number-rows-repeated="154">
          <table:table-cell/>
          <table:table-cell table:style-name="ce5"/>
          <table:table-cell table:number-columns-repeated="1022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rketing.B1:marketing.F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11:10:30.867981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8T11:12:27.758841529</dc:date>
    <meta:editing-duration>PT6M22S</meta:editing-duration>
    <meta:editing-cycles>3</meta:editing-cycles>
    <meta:generator>LibreOffice/5.4.5.1$Linux_X86_64 LibreOffice_project/40$Build-1</meta:generator>
    <meta:document-statistic meta:table-count="1" meta:cell-count="919" meta:object-count="0"/>
  </office:meta>
</office:document-meta>
</file>